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6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16.528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2.235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1.76pt solid #3d3d3d" fo:padding="0.071cm" style:rotation-align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 formula-hidden" style:print-content="true"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T1" style:family="text">
      <style:text-properties style:font-style-complex="normal" style:font-name="Myriad Pro" style:font-style-asian="normal" style:font-weight-complex="bold" style:font-weight-asian="bold" style:font-size-complex="12pt" style:font-size-asian="12pt" style:font-name-complex="Myriad Pro" style:text-position="0% 100%" fo:color="#008000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Myriad Pro" style:font-style-asian="normal" style:font-weight-complex="bold" style:font-weight-asian="bold" style:font-size-complex="12pt" style:font-size-asian="12pt" style:font-name-complex="Myriad Pro" style:text-position="0% 100%" style:text-outline="false" fo:font-style="normal" style:text-line-through-type="none" style:text-underline-style="none" style:text-underline-color="font-color" fo:font-weight="bold" fo:font-size="12pt" fo:text-shadow="non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otected="true" table:protection-key="842vAVEfUzgkirL/1WEB21s8Ucw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visibility="collapse" table:number-columns-repeated="2" table:default-cell-style-name="ce8"/>
        <table:table-column table:style-name="co5" table:visibility="collapse" table:default-cell-style-name="ce8"/>
        <table:table-column table:style-name="co6" table:number-columns-repeated="25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Quel est votre style d'apprentissage ?</text:p>
          </table:table-cell>
          <table:covered-table-cell table:number-columns-repeated="2" table:style-name="ce10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Répondez aux 25 questions suivantes.</text:p>
          </table:table-cell>
          <table:covered-table-cell table:number-columns-repeated="2" table:style-name="ce3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Pour chaque question choisissez la réponse qui vous correspond le mieux, parmi les 3 propositions A B C, <text:span text:style-name="T1">en inscrivant un 1 dans la colonne </text:span><text:span text:style-name="T2">Choix</text:span></text:p>
          </table:table-cell>
          <table:covered-table-cell table:number-columns-repeated="2" table:style-name="ce3"/>
          <table:table-cell table:number-columns-repeated="254"/>
        </table:table-row>
        <table:table-row table:style-name="ro3">
          <table:table-cell table:style-name="ce3" table:number-columns-repeated="3"/>
          <table:table-cell table:number-columns-repeated="254"/>
        </table:table-row>
        <table:table-row table:style-name="ro2">
          <table:table-cell table:style-name="ce4" office:value-type="string" calcext:value-type="string">
            <text:p>Questions</text:p>
          </table:table-cell>
          <table:table-cell table:style-name="ce11" office:value-type="string" calcext:value-type="string">
            <text:p>Choix</text:p>
          </table:table-cell>
          <table:table-cell table:style-name="ce18" office:value-type="string" calcext:value-type="string">
            <text:p>Réponses</text:p>
          </table:table-cell>
          <table:table-cell table:number-columns-repeated="254"/>
        </table:table-row>
        <table:table-row table:style-name="ro4">
          <table:table-cell table:style-name="ce5" office:value-type="string" calcext:value-type="string">
            <text:p>1. Je me rappelle plus facilement : </text:p>
          </table:table-cell>
          <table:table-cell table:style-name="ce12"/>
          <table:table-cell table:style-name="ce19"/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A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 ce que je lis </text:p>
          </table:table-cell>
          <table:table-cell table:style-name="ce22"/>
          <table:table-cell table:style-name="ce22" table:formula="of:=IF([.B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 ce que j’entends </text:p>
          </table:table-cell>
          <table:table-cell table:style-name="ce22" table:number-columns-repeated="2"/>
          <table:table-cell table:style-name="ce22" table:formula="of:=IF([.B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de ce que je fais </text:p>
          </table:table-cell>
          <table:table-cell table:style-name="ce22" table:formula="of:=IF([.$B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. Je réussis mieux un travail à fai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en le faisant moi-même d'abord</text:p>
          </table:table-cell>
          <table:table-cell table:style-name="ce22" table:formula="of:=IF([.$B1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si quelqu’un me l’explique d'abord</text:p>
          </table:table-cell>
          <table:table-cell table:style-name="ce22" table:number-columns-repeated="2"/>
          <table:table-cell table:style-name="ce22" table:formula="of:=IF([.$B12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si quelqu’un me le montre d'abord</text:p>
          </table:table-cell>
          <table:table-cell table:style-name="ce22"/>
          <table:table-cell table:style-name="ce22" table:formula="of:=IF([.$B1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3. Lorsque que je l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je peux me concentrer et j’apprécie les descriptions des objets, et de l"environnement</text:p>
          </table:table-cell>
          <table:table-cell table:style-name="ce22"/>
          <table:table-cell table:style-name="ce22" table:formula="of:=IF([.$B1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je bouge mes lèvres, j’évite les descriptions longues, je ne remarque pas les schémas </text:p>
          </table:table-cell>
          <table:table-cell table:style-name="ce22" table:number-columns-repeated="2"/>
          <table:table-cell table:style-name="ce22" table:formula="of:=IF([.$B1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je bouge et je suis agité; j’aime les textes où dès le début il y a de l’action </text:p>
          </table:table-cell>
          <table:table-cell table:style-name="ce22" table:formula="of:=IF([.$B1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4. Mon écriture peut être décrite com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négligée, pâle la plupart du temps </text:p>
          </table:table-cell>
          <table:table-cell table:style-name="ce22" table:number-columns-repeated="2"/>
          <table:table-cell table:style-name="ce22" table:formula="of:=IF([.$B1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toujours propre </text:p>
          </table:table-cell>
          <table:table-cell table:style-name="ce22"/>
          <table:table-cell table:style-name="ce22" table:formula="of:=IF([.$B20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belle mais accentuée car j'appuie fort sur le crayon </text:p>
          </table:table-cell>
          <table:table-cell table:style-name="ce22" table:formula="of:=IF([.$B2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5. Lorsque j’essaie de me rappeler de quelqu’un, j’ai tendance à me souveni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s visages mais j’oublie les noms </text:p>
          </table:table-cell>
          <table:table-cell table:style-name="ce22"/>
          <table:table-cell table:style-name="ce22" table:formula="of:=IF([.$B2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s noms mais j’oublie les visages </text:p>
          </table:table-cell>
          <table:table-cell table:style-name="ce22" table:number-columns-repeated="2"/>
          <table:table-cell table:style-name="ce22" table:formula="of:=IF([.$B2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de situations vécues avec lui</text:p>
          </table:table-cell>
          <table:table-cell table:style-name="ce22" table:formula="of:=IF([.$B25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6. Lorsque quelqu'un me donne des directives, je m’en souviens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si c’est écrit au tableau </text:p>
          </table:table-cell>
          <table:table-cell table:style-name="ce22"/>
          <table:table-cell table:style-name="ce22" table:formula="of:=IF([.$B2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si c’est démontré par un exemple </text:p>
          </table:table-cell>
          <table:table-cell table:style-name="ce22" table:formula="of:=IF([.$B28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si c’est expliqué oralement </text:p>
          </table:table-cell>
          <table:table-cell table:style-name="ce22" table:number-columns-repeated="2"/>
          <table:table-cell table:style-name="ce22" table:formula="of:=IF([.$B2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7. Lorsque j’essaie de me concentrer, je peux êt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cilement distrait </text:p>
          </table:table-cell>
          <table:table-cell table:style-name="ce22" table:formula="of:=IF([.$B3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distrait par des mouvements mais je ne suis pas conscient des sons </text:p>
          </table:table-cell>
          <table:table-cell table:style-name="ce22"/>
          <table:table-cell table:style-name="ce22" table:formula="of:=IF([.$B32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facilement distrait par les sons mais pas des mouvements autour de moi </text:p>
          </table:table-cell>
          <table:table-cell table:style-name="ce22" table:number-columns-repeated="2"/>
          <table:table-cell table:style-name="ce22" table:formula="of:=IF([.$B33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8. Lorsque je ne suis pas actif, je vais parfo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ixer, faire des dessins trouver quelque chose à regarder </text:p>
          </table:table-cell>
          <table:table-cell table:style-name="ce22"/>
          <table:table-cell table:style-name="ce22" table:formula="of:=IF([.$B3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chantonner, me parler ou parler aux autres </text:p>
          </table:table-cell>
          <table:table-cell table:style-name="ce22" table:number-columns-repeated="2"/>
          <table:table-cell table:style-name="ce22" table:formula="of:=IF([.$B3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m'agiter ou trouver une raison de bouger </text:p>
          </table:table-cell>
          <table:table-cell table:style-name="ce22" table:formula="of:=IF([.$B37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9. Lorsque je rencontre quelqu’un, ce à quoi je suis le plus sensible c’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a façon dont il est habillé, son apparence physique, son "look" </text:p>
          </table:table-cell>
          <table:table-cell table:style-name="ce22"/>
          <table:table-cell table:style-name="ce22" table:formula="of:=IF([.$B3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'aisance avec laquelle il évolue</text:p>
          </table:table-cell>
          <table:table-cell table:style-name="ce22" table:formula="of:=IF([.$B40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es paroles qu’il prononce et les idées qu’il met en avant </text:p>
          </table:table-cell>
          <table:table-cell table:style-name="ce22" table:number-columns-repeated="2"/>
          <table:table-cell table:style-name="ce22" table:formula="of:=IF([.$B4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0. Je peux me rappeler comment épeler des mot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 la façon dont ils résonnent </text:p>
          </table:table-cell>
          <table:table-cell table:style-name="ce22" table:number-columns-repeated="2"/>
          <table:table-cell table:style-name="ce22" table:formula="of:=IF([.$B4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es écrivant moi-même afin d'accentuer la mémorisation</text:p>
          </table:table-cell>
          <table:table-cell table:style-name="ce22" table:formula="of:=IF([.$B44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par la façon dont ils sont écrit, donc en les regardant </text:p>
          </table:table-cell>
          <table:table-cell table:style-name="ce22"/>
          <table:table-cell table:style-name="ce22" table:formula="of:=IF([.$B4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1. En travail de group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'ai la tête ailleurs et je passe mon temps à dessiner </text:p>
          </table:table-cell>
          <table:table-cell table:style-name="ce22" table:formula="of:=IF([.$B4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prends habituellement des notes afin de suivre le travail du groupe</text:p>
          </table:table-cell>
          <table:table-cell table:style-name="ce22"/>
          <table:table-cell table:style-name="ce22" table:formula="of:=IF([.$B48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j’aime beaucoup m'exprimer et écouter les autres points de vue </text:p>
          </table:table-cell>
          <table:table-cell table:style-name="ce22" table:number-columns-repeated="2"/>
          <table:table-cell table:style-name="ce22" table:formula="of:=IF([.$B4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2. Lorsque je suis dans une situation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ler de cette situation en fonction de ses atouts et de ses défauts </text:p>
          </table:table-cell>
          <table:table-cell table:style-name="ce22" table:number-columns-repeated="2"/>
          <table:table-cell table:style-name="ce22" table:formula="of:=IF([.$B5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observer et noter mentalement les éléments de cette situation </text:p>
          </table:table-cell>
          <table:table-cell table:style-name="ce22"/>
          <table:table-cell table:style-name="ce22" table:formula="of:=IF([.$B52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ssayer d'influencer la situation par des actions </text:p>
          </table:table-cell>
          <table:table-cell table:style-name="ce22" table:formula="of:=IF([.$B5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3. Lorsque j’imagine quelque chose j’ai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penser en terme d’images et imaginer plusieurs détails </text:p>
          </table:table-cell>
          <table:table-cell table:style-name="ce22"/>
          <table:table-cell table:style-name="ce22" table:formula="of:=IF([.$B5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penser plutôt en terme de séquence vidéo </text:p>
          </table:table-cell>
          <table:table-cell table:style-name="ce22" table:formula="of:=IF([.$B56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imaginer des paroles en fonction de cette situation imaginaire </text:p>
          </table:table-cell>
          <table:table-cell table:style-name="ce22" table:number-columns-repeated="2"/>
          <table:table-cell table:style-name="ce22" table:formula="of:=IF([.$B57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4. Lorsque je suis en voitu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’aime écouter la radio </text:p>
          </table:table-cell>
          <table:table-cell table:style-name="ce22" table:number-columns-repeated="2"/>
          <table:table-cell table:style-name="ce22" table:formula="of:=IF([.$B5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’aime regarder à l’extérieur</text:p>
          </table:table-cell>
          <table:table-cell table:style-name="ce22"/>
          <table:table-cell table:style-name="ce22" table:formula="of:=IF([.$B60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change constamment de position, car je suis inconfortable </text:p>
          </table:table-cell>
          <table:table-cell table:style-name="ce22" table:formula="of:=IF([.$B6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5. Les gens peuvent généralement deviner comment je me sens pa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les mouvements de mon corps </text:p>
          </table:table-cell>
          <table:table-cell table:style-name="ce22" table:formula="of:=IF([.$B63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e ton de ma voix </text:p>
          </table:table-cell>
          <table:table-cell table:style-name="ce22" table:number-columns-repeated="2"/>
          <table:table-cell table:style-name="ce22" table:formula="of:=IF([.$B6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5">
          <table:table-cell table:style-name="ce7"/>
          <table:table-cell table:style-name="ce17"/>
          <table:table-cell table:style-name="ce21" office:value-type="string" calcext:value-type="string">
            <text:p>C ( ) l'expression de mon visage </text:p>
          </table:table-cell>
          <table:table-cell table:style-name="ce22"/>
          <table:table-cell table:style-name="ce22" table:formula="of:=IF([.$B6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6. Lorsque j’ai un problème à résoudr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faire une liste de solutions possibles afin de les visualiser </text:p>
          </table:table-cell>
          <table:table-cell table:style-name="ce22"/>
          <table:table-cell table:style-name="ce22" table:formula="of:=IF([.$B6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arler à voix haute afin d'organiser mes pensées </text:p>
          </table:table-cell>
          <table:table-cell table:style-name="ce22" table:number-columns-repeated="2"/>
          <table:table-cell table:style-name="ce22" table:formula="of:=IF([.$B6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e mettre tout suite à la tâche afin d’essayer différentes solutions possibles </text:p>
          </table:table-cell>
          <table:table-cell table:style-name="ce22" table:formula="of:=IF([.$B69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7. Durant mes temps libres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écouter la radio, des CD ou jouer un instrument </text:p>
          </table:table-cell>
          <table:table-cell table:style-name="ce22" table:number-columns-repeated="2"/>
          <table:table-cell table:style-name="ce22" table:formula="of:=IF([.$B7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rendre part à une activité physique sportive ou de travail </text:p>
          </table:table-cell>
          <table:table-cell table:style-name="ce22" table:formula="of:=IF([.$B72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ire, regarder la télévision, aller voir un film ou une pièce de théâtre </text:p>
          </table:table-cell>
          <table:table-cell table:style-name="ce22"/>
          <table:table-cell table:style-name="ce22" table:formula="of:=IF([.$B7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8. En tant que stagiaire, j’aime être récompensé avec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es commentaires positifs écrits sur mon travail </text:p>
          </table:table-cell>
          <table:table-cell table:style-name="ce22"/>
          <table:table-cell table:style-name="ce22" table:formula="of:=IF([.$B7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un signe physique comme une poignée de main ou autre </text:p>
          </table:table-cell>
          <table:table-cell table:style-name="ce22" table:formula="of:=IF([.$B7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des commentaires positifs exprimés oralement </text:p>
          </table:table-cell>
          <table:table-cell table:style-name="ce22" table:number-columns-repeated="2"/>
          <table:table-cell table:style-name="ce22" table:formula="of:=IF([.$B77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9. La meilleure façon pour un enseignant d'imposer une discipline 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’utiliser une forme acceptable de sanction </text:p>
          </table:table-cell>
          <table:table-cell table:style-name="ce22" table:formula="of:=IF([.$B79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de discuter avec l’élève et de le raisonner </text:p>
          </table:table-cell>
          <table:table-cell table:style-name="ce22" table:number-columns-repeated="2"/>
          <table:table-cell table:style-name="ce22" table:formula="of:=IF([.$B80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d’isoler l’élève en le séparant du groupe ou de la classe </text:p>
          </table:table-cell>
          <table:table-cell table:style-name="ce22"/>
          <table:table-cell table:style-name="ce22" table:formula="of:=IF([.$B81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0. Lorsque j’ai des choses à faire avec une personn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parler à la personne en marchant ou en effectuant une activité </text:p>
          </table:table-cell>
          <table:table-cell table:style-name="ce22" table:formula="of:=IF([.$B8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l’appeler au téléphone, car cela me permet de gagner du temps</text:p>
          </table:table-cell>
          <table:table-cell table:style-name="ce22" table:number-columns-repeated="2"/>
          <table:table-cell table:style-name="ce22" table:formula="of:=IF([.$B84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ui envoyer un mail en lui fixant un rendez vous pour se rencontrer </text:p>
          </table:table-cell>
          <table:table-cell table:style-name="ce22"/>
          <table:table-cell table:style-name="ce22" table:formula="of:=IF([.$B8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1. Je me tiens au courant de l'actualité en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en lisant les journaux ou en passant quelques minutes à regarder les actualités</text:p>
          </table:table-cell>
          <table:table-cell table:style-name="ce22"/>
          <table:table-cell table:style-name="ce22" table:formula="of:=IF([.$B8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isant le journal brièvement lorsque j’ai le temps </text:p>
          </table:table-cell>
          <table:table-cell table:style-name="ce22" table:formula="of:=IF([.$B88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n écoutant la radio </text:p>
          </table:table-cell>
          <table:table-cell table:style-name="ce22" table:number-columns-repeated="2"/>
          <table:table-cell table:style-name="ce22" table:formula="of:=IF([.$B8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22. Dans soirée en groupe …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’aime écouter de la musique mais j’ai envie de parler ou écouter les autres parler </text:p>
          </table:table-cell>
          <table:table-cell table:style-name="ce22" table:number-columns-repeated="2"/>
          <table:table-cell table:style-name="ce22" table:formula="of:=IF([.$B9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fais des gestes en parlant et j’ai des difficultés à écouter les autres parler </text:p>
          </table:table-cell>
          <table:table-cell table:style-name="ce22" table:formula="of:=IF([.$B92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suis silencieux; je ne parle pas beaucoup et je suis impatient en écoute passive</text:p>
          </table:table-cell>
          <table:table-cell table:style-name="ce22"/>
          <table:table-cell table:style-name="ce22" table:formula="of:=IF([.$B9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3. Lorsque je suis en colère, je vais habituellemen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serrer mes poings, serrer un objet ou partir </text:p>
          </table:table-cell>
          <table:table-cell table:style-name="ce22" table:formula="of:=IF([.$B95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faire savoir aux autres tout de suite ce qui me dérange </text:p>
          </table:table-cell>
          <table:table-cell table:style-name="ce22" table:number-columns-repeated="2"/>
          <table:table-cell table:style-name="ce22" table:formula="of:=IF([.$B9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e taire et montrer ma colère par l’expression de mon visage </text:p>
          </table:table-cell>
          <table:table-cell table:style-name="ce22"/>
          <table:table-cell table:style-name="ce22" table:formula="of:=IF([.$B9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4. J’apprends le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en regardant des démonstrations </text:p>
          </table:table-cell>
          <table:table-cell table:style-name="ce22"/>
          <table:table-cell table:style-name="ce22" table:formula="of:=IF([.$B9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écoutant des instructions verbales </text:p>
          </table:table-cell>
          <table:table-cell table:style-name="ce22" table:number-columns-repeated="2"/>
          <table:table-cell table:style-name="ce22" table:formula="of:=IF([.$B100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en participant activement à l’activité ou à la tâche </text:p>
          </table:table-cell>
          <table:table-cell table:style-name="ce22" table:formula="of:=IF([.$B101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5. En matière artistiqu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e peux parler d’art et j’aime la musique </text:p>
          </table:table-cell>
          <table:table-cell table:style-name="ce22" table:number-columns-repeated="2"/>
          <table:table-cell table:style-name="ce22" table:formula="of:=IF([.$B103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e réagis physiquement à la musique en faisant des mouvements </text:p>
          </table:table-cell>
          <table:table-cell table:style-name="ce22" table:formula="of:=IF([.$B104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ne suis pas très intéressé par la musique mais j’aime regarder des œuvres d’art </text:p>
          </table:table-cell>
          <table:table-cell table:style-name="ce22"/>
          <table:table-cell table:style-name="ce22" table:formula="of:=IF([.$B10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number-columns-repeated="3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9" office:value-type="string" calcext:value-type="string">
            <text:p>Score kinesthésique</text:p>
          </table:table-cell>
          <table:table-cell table:formula="of:=[.D107]" office:value-type="float" office:value="8" calcext:value-type="float">
            <text:p>8</text:p>
          </table:table-cell>
          <table:table-cell/>
          <table:table-cell table:style-name="ce22" table:formula="of:=SUM([.D7:.D105])" office:value-type="float" office:value="8" calcext:value-type="float">
            <text:p>8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visuel</text:p>
          </table:table-cell>
          <table:table-cell table:formula="of:=[.E108]" office:value-type="float" office:value="6" calcext:value-type="float">
            <text:p>6</text:p>
          </table:table-cell>
          <table:table-cell/>
          <table:table-cell table:style-name="ce22"/>
          <table:table-cell table:style-name="ce22" table:formula="of:=SUM([.E7:.E105])" office:value-type="float" office:value="6" calcext:value-type="float">
            <text:p>6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auditif</text:p>
          </table:table-cell>
          <table:table-cell table:formula="of:=[.F109]" office:value-type="float" office:value="11" calcext:value-type="float">
            <text:p>11</text:p>
          </table:table-cell>
          <table:table-cell/>
          <table:table-cell table:style-name="ce22" table:number-columns-repeated="2"/>
          <table:table-cell table:style-name="ce22" table:formula="of:=SUM([.F7:.F105])" office:value-type="float" office:value="11" calcext:value-type="float">
            <text:p>11</text:p>
          </table:table-cell>
          <table:table-cell table:number-columns-repeated="251"/>
        </table:table-row>
        <table:table-row table:style-name="ro4" table:number-rows-repeated="1048466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OLE_LINK1" table:base-cell-address="$Feuil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lebeen</meta:initial-creator>
    <meta:creation-date>2009-01-25T19:37:43</meta:creation-date>
    <dc:date>2022-04-19T16:35:08.360474092</dc:date>
    <meta:editing-duration>PT7M17S</meta:editing-duration>
    <meta:editing-cycles>1</meta:editing-cycles>
    <meta:document-statistic meta:table-count="1" meta:cell-count="218" meta:object-count="0"/>
    <meta:generator>LibreOffice/6.4.7.2$Linux_X86_64 LibreOffice_project/40$Build-2</meta:generator>
  </office:meta>
</office:document-meta>
</file>